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text-properties fo:font-size="20pt" style:font-size-asian="26pt" style:font-size-complex="26pt"/>
    </style:style>
    <style:style style:name="P12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9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0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1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2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3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65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66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67" style:family="text">
      <style:text-properties fo:font-style="italic" style:text-underline-style="none" style:font-style-asian="italic" style:font-style-complex="italic"/>
    </style:style>
    <style:style style:name="T68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69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70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71" style:family="text">
      <style:text-properties fo:font-size="32pt" fo:font-style="italic" style:font-size-asian="44pt" style:font-style-asian="italic" style:font-size-complex="44pt" style:font-style-complex="italic"/>
    </style:style>
    <style:style style:name="T72" style:family="text">
      <style:text-properties fo:font-size="32pt" fo:font-style="normal" style:font-size-asian="44pt" style:font-style-asian="normal" style:font-size-complex="44pt" style:font-style-complex="normal"/>
    </style:style>
    <style:style style:name="T73" style:family="text">
      <style:text-properties fo:font-size="20pt" style:font-size-asian="26pt" style:font-size-complex="26pt"/>
    </style:style>
    <style:style style:name="T74" style:family="text">
      <style:text-properties fo:font-size="26pt" style:font-size-asian="36pt" style:font-size-complex="36pt"/>
    </style:style>
    <style:style style:name="T75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4.238cm" svg:height="2.506cm" svg:x="11.88cm" svg:y="9.246cm">
          <text:p/>
          <draw:object xlink:href="../Jacobi-Prinzip%20für%20die%20kräftefreie%20Bewegung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132cm" svg:height="2.506cm" svg:x="9.933cm" svg:y="9.246cm">
          <text:p/>
          <draw:object xlink:href="../Jacobi-Prinzip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ßt sich das Jacobi-Prinzip im Spezialfall der <text:span text:style-name="T4">kräftefreien Bewegung</text:span><text:span text:style-name="T7"> interpretier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as System sucht die kürzeste Konfigurationsbahn, bewegt sich also längs einer <text:span text:style-name="T4">geodätischen Linie</text:span><text:span text:style-name="T7"> im Konfigurationsraum.</text:span></text:p>
          </draw:text-box>
        </draw:frame>
        <draw:frame draw:style-name="gr2" draw:text-style-name="P5" draw:layer="layout" svg:width="4.238cm" svg:height="2.506cm" svg:x="11.88cm" svg:y="7.146cm">
          <text:p/>
          <draw:object xlink:href="../Jacobi-Prinzip%20für%20die%20kräftefreie%20Bewegung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unbekannt bleibt, wo sich das System zu einem bestimmten Zeitpunkt befi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Konfigurations</text:span><text:span text:style-name="T4">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hat die Dimension <text:span text:style-name="T4">S</text:span><text:span text:style-name="T7"> und als Achsen die verallgemeinerten Koordinat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Ereignisraum hat die Dimension <text:span text:style-name="T4">S</text:span><text:span text:style-name="T7">+1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Phasenraum hat die Dimension 2<text:span text:style-name="T4">S</text:span><text:span text:style-name="T7">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24">p</text:span><text:span text:style-name="T52"> = (</text:span><text:span text:style-name="T53">p</text:span><text:span text:style-name="T54">1</text:span><text:span text:style-name="T52">,</text:span><text:span text:style-name="T53">p</text:span><text:span text:style-name="T54">2</text:span><text:span text:style-name="T52">,...,</text:span><text:span text:style-name="T53">p</text:span><text:span text:style-name="T55">S</text:span><text:span text:style-name="T52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<text:span text:style-name="T4">Zustandsraum</text:span>?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 text:style-name="P8">Der Ereignisraum hat die Dimension 2<text:span text:style-name="T4">S</text:span><text:span text:style-name="T7">+1 und als Achsen</text:span></text:p>
            <text:p text:style-name="P8"><text:span text:style-name="T24">q </text:span><text:span text:style-name="T52">= (</text:span><text:span text:style-name="T53">q</text:span><text:span text:style-name="T54">1</text:span><text:span text:style-name="T52">, </text:span><text:span text:style-name="T53">q</text:span><text:span text:style-name="T54">2</text:span><text:span text:style-name="T52">,..., </text:span><text:span text:style-name="T53">q</text:span><text:span text:style-name="T55">S</text:span><text:span text:style-name="T52">), </text:span><text:span text:style-name="T24">p </text:span><text:span text:style-name="T52">= (</text:span><text:span text:style-name="T53">p</text:span><text:span text:style-name="T54">1</text:span><text:span text:style-name="T52">, </text:span><text:span text:style-name="T53">p</text:span><text:span text:style-name="T54">2</text:span><text:span text:style-name="T52">,..., </text:span><text:span text:style-name="T53">p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die <text:span text:style-name="T4">Ereignisbahn (</text:span><text:span text:style-name="T24">q</text:span><text:span text:style-name="T4">,t)</text:span><text:span text:style-name="T7"> konkret bestimmbar?</text:span>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 text:style-name="P8">Bei Vorgabe von <text:span text:style-name="T6">2</text:span><text:span text:style-name="T24">S</text:span><text:span text:style-name="T56"> Anfangsbedingungen</text:span><text:span text:style-name="T7">, beispielsweise die Konfigurationen zu zwei verschiedenen Zeitpunkten</text:span><text:span text:style-name="T7"><text:tab/></text:span><text:span text:style-name="T7"><text:tab/></text:span><text:span text:style-name="T7"><text:tab/></text:span><text:span text:style-name="T7"><text:tab/></text:span><text:span text:style-name="T52">, oder </text:span><text:span text:style-name="T53">S </text:span><text:span text:style-name="T52">generalisierte Koordinaten und die dazugehörigen </text:span><text:span text:style-name="T53">S</text:span><text:span text:style-name="T52"> generalisierten Geschwindigkeiten zu einem bestimmten Zeitpunkt </text:span><text:span text:style-name="T53">t</text:span><text:span text:style-name="T54">0</text:span><text:span text:style-name="T57">,</text:span><text:span text:style-name="T57"><text:tab/></text:span><text:span text:style-name="T57"><text:tab/></text:span><text:span text:style-name="T57"><text:tab/></text:span><text:span text:style-name="T57"><text:tab/></text:span></text:p>
          </draw:text-box>
        </draw:frame>
        <draw:frame draw:style-name="gr2" draw:text-style-name="P5" draw:layer="layout" svg:width="4.705cm" svg:height="1.292cm" svg:x="19.547cm" svg:y="9.853cm">
          <text:p/>
          <draw:object xlink:href="../Konfigurationsbahn%201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5" draw:layer="layout" svg:width="4.739cm" svg:height="1.292cm" svg:x="21.33cm" svg:y="11.753cm">
          <text:p/>
          <draw:object xlink:href="../Konfigurationsbahn%202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macht man üblicherweise mit den Achsen i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ie Koordinaten <text:span text:style-name="T4">q</text:span><text:span text:style-name="T5">j</text:span> und die Impulse <text:span text:style-name="T4">p</text:span><text:span text:style-name="T5">j</text:span> als gleichberechtigte Variable aufzufassen sind, fasst man sie bisweilen zu einer <text:span text:style-name="T4">Phase</text:span><text:span text:style-name="T7"> bzw. zu einem </text:span><text:span text:style-name="T4">Phasenvektor</text:span><text:span text:style-name="T7"> zusammen:</text:span></text:p>
            <text:p><text:span text:style-name="T58">π</text:span><text:span text:style-name="T59"> = (</text:span><text:span text:style-name="T60">π</text:span><text:span text:style-name="T61">1</text:span><text:span text:style-name="T59">, </text:span><text:span text:style-name="T60">π</text:span><text:span text:style-name="T61">2</text:span><text:span text:style-name="T59">,..., </text:span><text:span text:style-name="T60">π</text:span><text:span text:style-name="T61">2</text:span><text:span text:style-name="T62">S</text:span><text:span text:style-name="T59">) </text:span><text:span text:style-name="T59">≡</text:span><text:span text:style-name="T63"> </text:span><text:span text:style-name="T52">(</text:span><text:span text:style-name="T53">q</text:span><text:span text:style-name="T54">1</text:span><text:span text:style-name="T52">,..., </text:span><text:span text:style-name="T53">q</text:span><text:span text:style-name="T55">S</text:span><text:span text:style-name="T52">, </text:span><text:span text:style-name="T53">p</text:span><text:span text:style-name="T54">1</text:span><text:span text:style-name="T52">,..., </text:span><text:span text:style-name="T53">p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der drei Räume <text:span text:style-name="T4">Zustandsraum</text:span><text:span text:style-name="T7">, </text:span><text:span text:style-name="T4">Phasenraum</text:span><text:span text:style-name="T7"> und </text:span><text:span text:style-name="T4">Ereignisraum</text:span><text:span text:style-name="T7"> ist der allgemeinste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6">Zustandsraum</text:span> (<text:span text:style-name="T4">Phasenraum mit Zeitbelegung</text:span>) ist der allgemeinste Darstellungsraum. Alle anderen Räume sind Spezial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<text:span text:style-name="T6">Lagrange</text:span>-Formalismus belegt den <text:span text:style-name="T24">Ereignisraum</text:span>,</text:p>
            <text:p>der <text:span text:style-name="T6">Hamilton</text:span>-Formalismus den <text:span text:style-name="T24">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Konfigurations</text:span><text:span text:style-name="T4">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ist die <text:span text:style-name="T4">x</text:span>-Achse. Die Konfigurationsbahn wird von allen <text:span text:style-name="T4">x</text:span> gebildet, für die |<text:span text:style-name="T4">x</text:span>| <text:span text:style-name="T26">≤</text:span><text:span text:style-name="T29"> </text:span><text:span text:style-name="T27">A</text:span><text:span text:style-name="T29"> 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Eine verschiebbare Sinuskurve – verschiebbar, weil man die Konfiguration zu zwei verschiedenen Zeitpunkten oder zusätzlich die Geschwindigkeit braucht um die Ereignisbahn eindeutig festzulegen. Da <text:span text:style-name="T4">S</text:span><text:span text:style-name="T7"> = 1 ist, braucht man zwei Anf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Phasenbahnen sind Ellipsen mit Energieabhängigen Halbachsen:</text:p>
          </draw:text-box>
        </draw:frame>
        <draw:frame draw:style-name="gr2" draw:text-style-name="P5" draw:layer="layout" svg:width="7.233cm" svg:height="2.426cm" svg:x="10.383cm" svg:y="7.686cm">
          <text:p/>
          <draw:object xlink:href="../Linearer%20harmonischer%20Oszillator%20im%20Phasenraum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5" draw:layer="layout" svg:width="8.892cm" svg:height="2.636cm" svg:x="9.553cm" svg:y="12.781cm">
          <text:p/>
          <draw:object xlink:href="../Halbachsen%20der%20Ellipsen%20des%20linearen%20harmonischen%20Oszillators%20im%20Phasenrau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Zustand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ahn ist nun eine Spirallinie, die bei Vorgabe einer</text:p>
            <text:p><text:span text:style-name="T4">Anfangsphase</text:span></text:p>
            <text:p><text:span text:style-name="T58">π</text:span><text:span text:style-name="T64">0</text:span><text:span text:style-name="T65"> = (</text:span><text:span text:style-name="T30">q</text:span><text:span text:style-name="T64">1</text:span><text:span text:style-name="T66">(0)</text:span><text:span text:style-name="T65">,...,</text:span><text:span text:style-name="T30">p</text:span><text:span text:style-name="T48">S</text:span><text:span text:style-name="T66">(0)</text:span><text:span text:style-name="T65">) = </text:span><text:span text:style-name="T58">π</text:span><text:span text:style-name="T65">(</text:span><text:span text:style-name="T30">t</text:span><text:span text:style-name="T64">0</text:span><text:span text:style-name="T65">)</text:span></text:p>
            <text:p><text:span text:style-name="T65">für alle Zeiten eindeutigt festgelegt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4">Zustand </text:span><text:span text:style-name="T30">ψ</text:span><text:span text:style-name="T29"> stellt einen minimalen, aber vollständigen Satz von Bestimmungssücken dar, der ausreicht, um alle Eigenschaften des Systems daraus ableiten zu kö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ntspricht dem <text:span text:style-name="T4">Zustand ψ</text:span><text:span text:style-name="T7"> eines mechanischen Systems im Zustand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Mit jeder mechanischen Eigenschaft <text:span text:style-name="T4">f</text:span><text:span text:style-name="T7">(</text:span><text:span text:style-name="T24">q</text:span>,<text:span text:style-name="T24">p</text:span>) = <text:span text:style-name="T4">f</text:span>(<text:span text:style-name="T58">π</text:span><text:span text:style-name="T29">) eines Systems entspricht der Zustand </text:span><text:span text:style-name="T30">ψ</text:span><text:span text:style-name="T29"> eines mechanischen Systems einem Punkt </text:span><text:span text:style-name="T58">π</text:span><text:span text:style-name="T29"> im 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Ort und Impul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67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Zeitentwicklung des Zustands <text:span text:style-name="T30">ψ</text:span> <text:span text:style-name="T4">t</text:span><text:span text:style-name="T25">0</text:span> (<text:span text:style-name="T30">ψ</text:span><text:span text:style-name="T31">0</text:span><text:span text:style-name="T29"> = </text:span><text:span text:style-name="T30">ψ</text:span><text:span text:style-name="T29">(</text:span><text:span text:style-name="T27">t</text:span><text:span text:style-name="T31">0</text:span><text:span text:style-name="T29">))</text:span></text:p>
            <text:p>XXXXX</text:p>
            <text:p>muß deshalb aus einer Differentialgleichung 1. Ordnung in der Zeit folgen: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68">F</text:span><text:span text:style-name="T69"> </text:span><text:span text:style-name="T8">(</text:span><text:span text:style-name="T70">q</text:span><text:span text:style-name="T8">, </text:span><text:span text:style-name="T70">p</text:span><text:span text:style-name="T8">, </text:span><text:span text:style-name="T71">t</text:span><text:span text:style-name="T72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73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2" draw:layer="layout" svg:width="25.199cm" svg:height="4.384cm" svg:x="1.4cm" svg:y="0.398cm" presentation:class="title" presentation:user-transformed="true">
          <draw:text-box>
            <text:p><text:span text:style-name="T74">Nennen Sie im Zusammenhang mit dem modifizierten Hamilton’schen Prinzip ein erstes Kriterium dafür, dass eine Phasentransformation (</text:span><text:span text:style-name="T75">q</text:span><text:span text:style-name="T74">, </text:span><text:span text:style-name="T75">p</text:span><text:span text:style-name="T74">) −→ (¯</text:span><text:span text:style-name="T75">q</text:span><text:span text:style-name="T74">, ¯</text:span><text:span text:style-name="T75">p</text:span><text:span text:style-name="T74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3T16:10:07.797000000</dc:date>
    <meta:document-statistic meta:object-count="450"/>
  </office:meta>
</office:document-meta>
</file>